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NTING PRINCIPLES</text:p>
      <text:p text:style-name="P1"/>
      <text:p text:style-name="P2">THE PRODUCT RULE</text:p>
      <text:p text:style-name="P2"><text:s text:c="2"/>Suppose a procedure can be broken down into a sequence of two tasks. If there are n1 ways to do the first task and for each of these ways of doing the first task, there are n2 ways to do the second task, then there are n1n2 ways to do the procedure.</text:p>
      <text:p text:style-name="P2"/>
      <text:p text:style-name="P2">ex:</text:p>
      <text:p text:style-name="P2">1. A new company with just two employees rents a floor of a building with 12 offices. How many ways are there to assign different offices to these two employees?</text:p>
      <text:p text:style-name="P2">2. How many different bit strings of length seven are there?</text:p>
      <text:list xml:id="list4762766668854638401" text:style-name="L1">
        <text:list-item>
          <text:p text:style-name="P4">How many different licence plates are available if each plate contains a sequence of three letters followed <text:s/>by three digits?</text:p>
        </text:list-item>
      </text:list>
      <text:p text:style-name="P2"/>
      <text:p text:style-name="P2">THE SUM RULE</text:p>
      <text:p text:style-name="P2">If a task can be done either in one of n1 ways or in one of n2 ways, where none of the set of n1 ways is the same as any of the set of n2 ways, then there are n1 + n2 ways to do the task.</text:p>
      <text:p text:style-name="P2"/>
      <text:p text:style-name="P2">Ex:</text:p>
      <text:list xml:id="list6587045612791328797" text:style-name="L2">
        <text:list-item>
          <text:p text:style-name="P5">A student can choose a computer project from one of three lists. The three lists contain 23, 15 and 19 possible projects, respectively. No project is on more than one list. How many possible projects are there to choose from?</text:p>
        </text:list-item>
        <text:list-item>
          <text:p text:style-name="P5">How many different strings of length 4 are there, having 'a' or 'b' in the first position?</text:p>
          <text:p text:style-name="P5"/>
          <text:p text:style-name="P5"/>
          <text:p text:style-name="P5"/>
          <text:p text:style-name="P5"/>
        </text:list-item>
      </text:list>
      <text:p text:style-name="P2">THE INCLUSION-EXCLUSION PRINCIPLE</text:p>
      <text:p text:style-name="P2">Suppose that <text:s/>a task can be done in n1 or n2 ways, but some of the set of n1 ways are same as some of the n2 ways, the sum rule cannot be used. </text:p>
      <text:p text:style-name="P2"/>
      <text:p text:style-name="P2">To correctly count the number of ways to do the task, we add the number of ways to do it in one way and the number of ways to do it in the other way and then substract the number of ways to do the task in a way that is both among the set of n1 ways and the set of n2 ways.</text:p>
      <text:p text:style-name="P2"/>
      <text:p text:style-name="P2">Ex:</text:p>
      <text:list xml:id="list5185935854732789797" text:style-name="L3">
        <text:list-item>
          <text:p text:style-name="P6">How many bit strings of length eight either start with a 1 bit or end with the two bits 00?</text:p>
          <text:p text:style-name="P6"/>
        </text:list-item>
      </text:list>
      <text:p text:style-name="P2">TREE DIAGRAMS</text:p>
      <text:p text:style-name="P2">To use trees in counting, we use a branch to represent each possible choice. We represent the possible outcomes by the leaves, which are the endpoints of branches not having other branches starting at them. </text:p>
      <text:p text:style-name="P2"/>
      <text:p text:style-name="P2">Ex:</text:p>
      <text:list xml:id="list656486588193298331" text:style-name="L4">
        <text:list-item>
          <text:p text:style-name="P7">How many bit strings of length four do not have two consecutive 1s?</text:p>
        </text:list-item>
        <text:list-item>
          <text:p text:style-name="P7">A playoff between two teams consists of at most five games. The first team that wins three games wins the playoff. In how many different ways can the playoff occur?</text:p>
        </text:list-item>
        <text:list-item>
          <text:p text:style-name="P7">Suppose that STEP T-shirts come in five different sizes: S, M , L, XL and XXL. Further suppose that each size comes in four colours, white, red, green and black, except for XL, which comes only in red, green and black and XXL, which comes only in green <text:s/>and black. How many different shirts does Swamiji has to stock to have at least one of each available size and color of the T-shirts? </text:p>
        </text:list-item>
      </text:list>
      <text:p text:style-name="P2"><text:soft-page-break/></text:p>
      <text:p text:style-name="P2"/>
      <text:p text:style-name="P2">Practise questions:</text:p>
      <text:list xml:id="list4737107405710253568" text:style-name="L5">
        <text:list-item>
          <text:p text:style-name="P8">There are 18 mathematics majors and 325 computer science majora a college .</text:p>
          <text:list>
            <text:list-item>
              <text:p text:style-name="P8">How many ways are there to pick two representatives so that one is a mathematics manor and the other is a computer science major?</text:p>
            </text:list-item>
            <text:list-item>
              <text:p text:style-name="P8">How many ways are there to pick one representative who is either a mathematics major or a computer science major?</text:p>
            </text:list-item>
          </text:list>
        </text:list-item>
        <text:list-item>
          <text:p text:style-name="P8">A multiple choice test contains 10 questions. There are four possible answers for each question. </text:p>
          <text:list>
            <text:list-item>
              <text:p text:style-name="P8">How many ways can a student answer the questions on the test if the student answers every question?</text:p>
            </text:list-item>
            <text:list-item>
              <text:p text:style-name="P8">How many ways can a student answer the questions on the test if the student can leave answers blank?</text:p>
            </text:list-item>
          </text:list>
        </text:list-item>
        <text:list-item>
          <text:p text:style-name="P8">How many different three-letter initials can people have?</text:p>
        </text:list-item>
        <text:list-item>
          <text:p text:style-name="P8">How many different three-letter initials can people have, with none of the letters repeated ? </text:p>
        </text:list-item>
        <text:list-item>
          <text:p text:style-name="P8">How many different three-letter initials are there that begin with an A?</text:p>
        </text:list-item>
        <text:list-item>
          <text:p text:style-name="P8">How many bit strings are there of length eight?</text:p>
        </text:list-item>
        <text:list-item>
          <text:p text:style-name="P8">How many bit strings are there of length ten both begin and end with a 1?</text:p>
        </text:list-item>
        <text:list-item>
          <text:p text:style-name="P8">How many bit strings are there of length six or less?</text:p>
        </text:list-item>
        <text:list-item>
          <text:p text:style-name="P8">How many strings of three decimal digits</text:p>
          <text:list>
            <text:list-item>
              <text:p text:style-name="P8">do not contain the same digit three times?</text:p>
            </text:list-item>
            <text:list-item>
              <text:p text:style-name="P8">begin with an odd digit?</text:p>
            </text:list-item>
            <text:list-item>
              <text:p text:style-name="P8">have exactly two digits that are 4s?</text:p>
            </text:list-item>
          </text:list>
        </text:list-item>
        <text:list-item>
          <text:p text:style-name="P8">In how many ways can a photographer at a wedding arrange six people in a row, including the bride and groom, if</text:p>
          <text:list>
            <text:list-item>
              <text:p text:style-name="P8">the bride must be next to the groom?</text:p>
            </text:list-item>
            <text:list-item>
              <text:p text:style-name="P8">the bride is not next to the groom?</text:p>
            </text:list-item>
            <text:list-item>
              <text:p text:style-name="P8">the bride is positioned somewhere to the left of the groom?</text:p>
              <text:p text:style-name="P8"/>
            </text:list-item>
          </text:list>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10:51:21.080308568</meta:creation-date>
    <dc:date>2014-10-10T11:56:07</dc:date>
    <meta:editing-duration>PT57M23S</meta:editing-duration>
    <meta:editing-cycles>3</meta:editing-cycles>
    <meta:generator>OpenOffice/4.0.1$Unix OpenOffice.org_project/401m5$Build-9714</meta:generator>
    <dc:creator>Vasundhara Gadiyaram</dc:creator>
    <meta:document-statistic meta:table-count="0" meta:image-count="0" meta:object-count="0" meta:page-count="2" meta:paragraph-count="44" meta:word-count="789" meta:character-count="4003"/>
  </office:meta>
</office:document-meta>
</file>